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2"/>
    <style:style style:name="ce4" style:family="table-cell" style:parent-style-name="Default" style:data-style-name="N11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cell-content()=&quot;OK&quot;" style:apply-style-name="Good" style:base-cell-address="Sheet1.C20"/>
      <style:map style:condition="cell-content()=&quot;RANGE ERR&quot;" style:apply-style-name="Bad" style:base-cell-address="Sheet1.C2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FCLK</text:p>
          </table:table-cell>
          <table:table-cell table:style-name="ce3" office:value-type="float" office:value="72000000" calcext:value-type="float">
            <text:p>72.00E+0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string" calcext:value-type="string">
            <text:p>DAC BITS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22"/>
        </table:table-row>
        <table:table-row table:style-name="ro1">
          <table:table-cell table:number-columns-repeated="2"/>
          <table:table-cell table:style-name="ce3"/>
          <table:table-cell table:number-columns-repeated="11"/>
          <table:table-cell table:formula="of:=[.O4]-1" office:value-type="float" office:value="43" calcext:value-type="float">
            <text:p>43</text:p>
          </table:table-cell>
          <table:table-cell table:formula="of:=[.O3]*[.$B$6]" office:value-type="float" office:value="1290000" calcext:value-type="float">
            <text:p>1290000</text:p>
          </table:table-cell>
          <table:table-cell table:formula="of:=ROUND([.$B$1]/[.P3])" office:value-type="float" office:value="56" calcext:value-type="float">
            <text:p>56</text:p>
          </table:table-cell>
          <table:table-cell table:formula="of:=[.$B$1]/[.Q3]" office:value-type="float" office:value="1285714.28571429" calcext:value-type="float">
            <text:p>1285714.28571429</text:p>
          </table:table-cell>
          <table:table-cell table:formula="of:=[.R3]/[.O3]" office:value-type="float" office:value="29900.3322259136" calcext:value-type="float">
            <text:p>29900.3322259136</text:p>
          </table:table-cell>
          <table:table-cell table:formula="of:=([.S3]-[.$B$6])/[.$B$6]*100" office:value-type="float" office:value="-0.33222591362126" calcext:value-type="float">
            <text:p>-0.3322259136212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DAC DMA value calculator</text:p>
          </table:table-cell>
          <table:covered-table-cell table:number-columns-repeated="2" table:style-name="ce3"/>
          <table:covered-table-cell table:number-columns-repeated="3"/>
          <table:table-cell table:number-columns-repeated="8"/>
          <table:table-cell table:formula="of:=[.O5]-1" office:value-type="float" office:value="44" calcext:value-type="float">
            <text:p>44</text:p>
          </table:table-cell>
          <table:table-cell table:formula="of:=[.O4]*[.$B$6]" office:value-type="float" office:value="1320000" calcext:value-type="float">
            <text:p>1320000</text:p>
          </table:table-cell>
          <table:table-cell table:formula="of:=ROUND([.$B$1]/[.P4])" office:value-type="float" office:value="55" calcext:value-type="float">
            <text:p>55</text:p>
          </table:table-cell>
          <table:table-cell table:formula="of:=[.$B$1]/[.Q4]" office:value-type="float" office:value="1309090.90909091" calcext:value-type="float">
            <text:p>1309090.90909091</text:p>
          </table:table-cell>
          <table:table-cell table:formula="of:=[.R4]/[.O4]" office:value-type="float" office:value="29752.0661157025" calcext:value-type="float">
            <text:p>29752.0661157025</text:p>
          </table:table-cell>
          <table:table-cell table:formula="of:=([.S4]-[.$B$6])/[.$B$6]*100" office:value-type="float" office:value="-0.826446280991732" calcext:value-type="float">
            <text:p>-0.82644628099173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------target-------</text:p>
          </table:table-cell>
          <table:covered-table-cell/>
          <table:table-cell table:number-columns-repeated="12"/>
          <table:table-cell table:formula="of:=[.O6]-1" office:value-type="float" office:value="45" calcext:value-type="float">
            <text:p>45</text:p>
          </table:table-cell>
          <table:table-cell table:formula="of:=[.O5]*[.$B$6]" office:value-type="float" office:value="1350000" calcext:value-type="float">
            <text:p>1350000</text:p>
          </table:table-cell>
          <table:table-cell table:formula="of:=ROUND([.$B$1]/[.P5])" office:value-type="float" office:value="53" calcext:value-type="float">
            <text:p>53</text:p>
          </table:table-cell>
          <table:table-cell table:formula="of:=[.$B$1]/[.Q5]" office:value-type="float" office:value="1358490.56603774" calcext:value-type="float">
            <text:p>1358490.56603774</text:p>
          </table:table-cell>
          <table:table-cell table:formula="of:=[.R5]/[.O5]" office:value-type="float" office:value="30188.679245283" calcext:value-type="float">
            <text:p>30188.679245283</text:p>
          </table:table-cell>
          <table:table-cell table:formula="of:=([.S5]-[.$B$6])/[.$B$6]*100" office:value-type="float" office:value="0.628930817610065" calcext:value-type="float">
            <text:p>0.628930817610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rget Freq</text:p>
          </table:table-cell>
          <table:table-cell table:style-name="ce3" office:value-type="float" office:value="30000" calcext:value-type="float">
            <text:p>30.00E+03</text:p>
          </table:table-cell>
          <table:table-cell table:formula="of:=[.B6]/[.B7]" office:value-type="float" office:value="468.75" calcext:value-type="float">
            <text:p>468.75</text:p>
          </table:table-cell>
          <table:table-cell table:formula="of:=[.B1]/([.B6]*25)" office:value-type="float" office:value="96" calcext:value-type="float">
            <text:p>96</text:p>
          </table:table-cell>
          <table:table-cell table:number-columns-repeated="10"/>
          <table:table-cell table:formula="of:=[.O7]-1" office:value-type="float" office:value="46" calcext:value-type="float">
            <text:p>46</text:p>
          </table:table-cell>
          <table:table-cell table:formula="of:=[.O6]*[.$B$6]" office:value-type="float" office:value="1380000" calcext:value-type="float">
            <text:p>1380000</text:p>
          </table:table-cell>
          <table:table-cell table:formula="of:=ROUND([.$B$1]/[.P6])" office:value-type="float" office:value="52" calcext:value-type="float">
            <text:p>52</text:p>
          </table:table-cell>
          <table:table-cell table:formula="of:=[.$B$1]/[.Q6]" office:value-type="float" office:value="1384615.38461538" calcext:value-type="float">
            <text:p>1384615.38461538</text:p>
          </table:table-cell>
          <table:table-cell table:formula="of:=[.R6]/[.O6]" office:value-type="float" office:value="30100.3344481605" calcext:value-type="float">
            <text:p>30100.3344481605</text:p>
          </table:table-cell>
          <table:table-cell table:formula="of:=([.S6]-[.$B$6])/[.$B$6]*100" office:value-type="float" office:value="0.334448160535115" calcext:value-type="float">
            <text:p>0.334448160535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 Sam.</text:p>
          </table:table-cell>
          <table:table-cell office:value-type="float" office:value="64" calcext:value-type="float">
            <text:p>64</text:p>
          </table:table-cell>
          <table:table-cell table:number-columns-repeated="12"/>
          <table:table-cell table:formula="of:=[.O8]-1" office:value-type="float" office:value="47" calcext:value-type="float">
            <text:p>47</text:p>
          </table:table-cell>
          <table:table-cell table:formula="of:=[.O7]*[.$B$6]" office:value-type="float" office:value="1410000" calcext:value-type="float">
            <text:p>1410000</text:p>
          </table:table-cell>
          <table:table-cell table:formula="of:=ROUND([.$B$1]/[.P7])" office:value-type="float" office:value="51" calcext:value-type="float">
            <text:p>51</text:p>
          </table:table-cell>
          <table:table-cell table:formula="of:=[.$B$1]/[.Q7]" office:value-type="float" office:value="1411764.70588235" calcext:value-type="float">
            <text:p>1411764.70588235</text:p>
          </table:table-cell>
          <table:table-cell table:formula="of:=[.R7]/[.O7]" office:value-type="float" office:value="30037.5469336671" calcext:value-type="float">
            <text:p>30037.5469336671</text:p>
          </table:table-cell>
          <table:table-cell table:formula="of:=([.S7]-[.$B$6])/[.$B$6]*100" office:value-type="float" office:value="0.125156445556956" calcext:value-type="float">
            <text:p>0.125156445556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 Freq</text:p>
          </table:table-cell>
          <table:table-cell table:style-name="ce3" table:formula="of:=[.B6]*[.B7]" office:value-type="float" office:value="1920000" calcext:value-type="float">
            <text:p>1.92E+06</text:p>
          </table:table-cell>
          <table:table-cell table:number-columns-repeated="12"/>
          <table:table-cell table:formula="of:=[.O9]-1" office:value-type="float" office:value="48" calcext:value-type="float">
            <text:p>48</text:p>
          </table:table-cell>
          <table:table-cell table:formula="of:=[.O8]*[.$B$6]" office:value-type="float" office:value="1440000" calcext:value-type="float">
            <text:p>1440000</text:p>
          </table:table-cell>
          <table:table-cell table:formula="of:=ROUND([.$B$1]/[.P8])" office:value-type="float" office:value="50" calcext:value-type="float">
            <text:p>50</text:p>
          </table:table-cell>
          <table:table-cell table:formula="of:=[.$B$1]/[.Q8]" office:value-type="float" office:value="1440000" calcext:value-type="float">
            <text:p>1440000</text:p>
          </table:table-cell>
          <table:table-cell table:formula="of:=[.R8]/[.O8]" office:value-type="float" office:value="30000" calcext:value-type="float">
            <text:p>30000</text:p>
          </table:table-cell>
          <table:table-cell table:formula="of:=([.S8]-[.$B$6])/[.$B$6]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ps</text:p>
          </table:table-cell>
          <table:table-cell table:formula="of:=[.B1]/[.B8]" office:value-type="float" office:value="37.5" calcext:value-type="float">
            <text:p>37.5</text:p>
          </table:table-cell>
          <table:table-cell table:number-columns-repeated="12"/>
          <table:table-cell table:formula="of:=[.O10]-1" office:value-type="float" office:value="49" calcext:value-type="float">
            <text:p>49</text:p>
          </table:table-cell>
          <table:table-cell table:formula="of:=[.O9]*[.$B$6]" office:value-type="float" office:value="1470000" calcext:value-type="float">
            <text:p>1470000</text:p>
          </table:table-cell>
          <table:table-cell table:formula="of:=ROUND([.$B$1]/[.P9])" office:value-type="float" office:value="49" calcext:value-type="float">
            <text:p>49</text:p>
          </table:table-cell>
          <table:table-cell table:formula="of:=[.$B$1]/[.Q9]" office:value-type="float" office:value="1469387.75510204" calcext:value-type="float">
            <text:p>1469387.75510204</text:p>
          </table:table-cell>
          <table:table-cell table:formula="of:=[.R9]/[.O9]" office:value-type="float" office:value="29987.5052061641" calcext:value-type="float">
            <text:p>29987.5052061641</text:p>
          </table:table-cell>
          <table:table-cell table:formula="of:=([.S9]-[.$B$6])/[.$B$6]*100" office:value-type="float" office:value="-0.0416493127863456" calcext:value-type="float">
            <text:p>-0.0416493127863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bytes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formula="of:=[.O11]-1" office:value-type="float" office:value="50" calcext:value-type="float">
            <text:p>50</text:p>
          </table:table-cell>
          <table:table-cell table:formula="of:=[.O10]*[.$B$6]" office:value-type="float" office:value="1500000" calcext:value-type="float">
            <text:p>1500000</text:p>
          </table:table-cell>
          <table:table-cell table:formula="of:=ROUND([.$B$1]/[.P10])" office:value-type="float" office:value="48" calcext:value-type="float">
            <text:p>48</text:p>
          </table:table-cell>
          <table:table-cell table:formula="of:=[.$B$1]/[.Q10]" office:value-type="float" office:value="1500000" calcext:value-type="float">
            <text:p>1500000</text:p>
          </table:table-cell>
          <table:table-cell table:formula="of:=[.R10]/[.O10]" office:value-type="float" office:value="30000" calcext:value-type="float">
            <text:p>30000</text:p>
          </table:table-cell>
          <table:table-cell table:formula="of:=([.S10]-[.$B$6])/[.$B$6]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 Req</text:p>
          </table:table-cell>
          <table:table-cell table:formula="of:=[.B7]*[.B10]" office:value-type="float" office:value="128" calcext:value-type="float">
            <text:p>128</text:p>
          </table:table-cell>
          <table:table-cell table:number-columns-repeated="12"/>
          <table:table-cell table:formula="of:=[.O12]-1" office:value-type="float" office:value="51" calcext:value-type="float">
            <text:p>51</text:p>
          </table:table-cell>
          <table:table-cell table:formula="of:=[.O11]*[.$B$6]" office:value-type="float" office:value="1530000" calcext:value-type="float">
            <text:p>1530000</text:p>
          </table:table-cell>
          <table:table-cell table:formula="of:=ROUND([.$B$1]/[.P11])" office:value-type="float" office:value="47" calcext:value-type="float">
            <text:p>47</text:p>
          </table:table-cell>
          <table:table-cell table:formula="of:=[.$B$1]/[.Q11]" office:value-type="float" office:value="1531914.89361702" calcext:value-type="float">
            <text:p>1531914.89361702</text:p>
          </table:table-cell>
          <table:table-cell table:formula="of:=[.R11]/[.O11]" office:value-type="float" office:value="30037.5469336671" calcext:value-type="float">
            <text:p>30037.5469336671</text:p>
          </table:table-cell>
          <table:table-cell table:formula="of:=([.S11]-[.$B$6])/[.$B$6]*100" office:value-type="float" office:value="0.125156445556956" calcext:value-type="float">
            <text:p>0.125156445556956</text:p>
          </table:table-cell>
          <table:table-cell table:number-columns-repeated="5"/>
        </table:table-row>
        <table:table-row table:style-name="ro1">
          <table:table-cell table:number-columns-repeated="14"/>
          <table:table-cell table:formula="of:=[.O13]-1" office:value-type="float" office:value="52" calcext:value-type="float">
            <text:p>52</text:p>
          </table:table-cell>
          <table:table-cell table:formula="of:=[.O12]*[.$B$6]" office:value-type="float" office:value="1560000" calcext:value-type="float">
            <text:p>1560000</text:p>
          </table:table-cell>
          <table:table-cell table:formula="of:=ROUND([.$B$1]/[.P12])" office:value-type="float" office:value="46" calcext:value-type="float">
            <text:p>46</text:p>
          </table:table-cell>
          <table:table-cell table:formula="of:=[.$B$1]/[.Q12]" office:value-type="float" office:value="1565217.39130435" calcext:value-type="float">
            <text:p>1565217.39130435</text:p>
          </table:table-cell>
          <table:table-cell table:formula="of:=[.R12]/[.O12]" office:value-type="float" office:value="30100.3344481605" calcext:value-type="float">
            <text:p>30100.3344481605</text:p>
          </table:table-cell>
          <table:table-cell table:formula="of:=([.S12]-[.$B$6])/[.$B$6]*100" office:value-type="float" office:value="0.334448160535127" calcext:value-type="float">
            <text:p>0.334448160535127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------actual-------</text:p>
          </table:table-cell>
          <table:covered-table-cell/>
          <table:table-cell table:number-columns-repeated="12"/>
          <table:table-cell table:formula="of:=[.O14]-1" office:value-type="float" office:value="53" calcext:value-type="float">
            <text:p>53</text:p>
          </table:table-cell>
          <table:table-cell table:formula="of:=[.O13]*[.$B$6]" office:value-type="float" office:value="1590000" calcext:value-type="float">
            <text:p>1590000</text:p>
          </table:table-cell>
          <table:table-cell table:formula="of:=ROUND([.$B$1]/[.P13])" office:value-type="float" office:value="45" calcext:value-type="float">
            <text:p>45</text:p>
          </table:table-cell>
          <table:table-cell table:formula="of:=[.$B$1]/[.Q13]" office:value-type="float" office:value="1600000" calcext:value-type="float">
            <text:p>1600000</text:p>
          </table:table-cell>
          <table:table-cell table:formula="of:=[.R13]/[.O13]" office:value-type="float" office:value="30188.679245283" calcext:value-type="float">
            <text:p>30188.679245283</text:p>
          </table:table-cell>
          <table:table-cell table:formula="of:=([.S13]-[.$B$6])/[.$B$6]*100" office:value-type="float" office:value="0.628930817610065" calcext:value-type="float">
            <text:p>0.6289308176100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ps</text:p>
          </table:table-cell>
          <table:table-cell table:formula="of:=ROUND([.B9])" office:value-type="float" office:value="38" calcext:value-type="float">
            <text:p>38</text:p>
          </table:table-cell>
          <table:table-cell table:number-columns-repeated="12"/>
          <table:table-cell table:formula="of:=[.O15]-1" office:value-type="float" office:value="54" calcext:value-type="float">
            <text:p>54</text:p>
          </table:table-cell>
          <table:table-cell table:formula="of:=[.O14]*[.$B$6]" office:value-type="float" office:value="1620000" calcext:value-type="float">
            <text:p>1620000</text:p>
          </table:table-cell>
          <table:table-cell table:formula="of:=ROUND([.$B$1]/[.P14])" office:value-type="float" office:value="44" calcext:value-type="float">
            <text:p>44</text:p>
          </table:table-cell>
          <table:table-cell table:formula="of:=[.$B$1]/[.Q14]" office:value-type="float" office:value="1636363.63636364" calcext:value-type="float">
            <text:p>1636363.63636364</text:p>
          </table:table-cell>
          <table:table-cell table:formula="of:=[.R14]/[.O14]" office:value-type="float" office:value="30303.0303030303" calcext:value-type="float">
            <text:p>30303.0303030303</text:p>
          </table:table-cell>
          <table:table-cell table:formula="of:=([.S14]-[.$B$6])/[.$B$6]*100" office:value-type="float" office:value="1.01010101010101" calcext:value-type="float">
            <text:p>1.01010101010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 Freq</text:p>
          </table:table-cell>
          <table:table-cell table:formula="of:=[.B1]/[.B14]" office:value-type="float" office:value="1894736.84210526" calcext:value-type="float">
            <text:p>1894736.84210526</text:p>
          </table:table-cell>
          <table:table-cell table:number-columns-repeated="12"/>
          <table:table-cell table:formula="of:=[.O16]-1" office:value-type="float" office:value="55" calcext:value-type="float">
            <text:p>55</text:p>
          </table:table-cell>
          <table:table-cell table:formula="of:=[.O15]*[.$B$6]" office:value-type="float" office:value="1650000" calcext:value-type="float">
            <text:p>1650000</text:p>
          </table:table-cell>
          <table:table-cell table:formula="of:=ROUND([.$B$1]/[.P15])" office:value-type="float" office:value="44" calcext:value-type="float">
            <text:p>44</text:p>
          </table:table-cell>
          <table:table-cell table:formula="of:=[.$B$1]/[.Q15]" office:value-type="float" office:value="1636363.63636364" calcext:value-type="float">
            <text:p>1636363.63636364</text:p>
          </table:table-cell>
          <table:table-cell table:formula="of:=[.R15]/[.O15]" office:value-type="float" office:value="29752.0661157025" calcext:value-type="float">
            <text:p>29752.0661157025</text:p>
          </table:table-cell>
          <table:table-cell table:formula="of:=([.S15]-[.$B$6])/[.$B$6]*100" office:value-type="float" office:value="-0.826446280991732" calcext:value-type="float">
            <text:p>-0.826446280991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 Freq</text:p>
          </table:table-cell>
          <table:table-cell table:formula="of:=[.B15]/[.B7]" office:value-type="float" office:value="29605.2631578947" calcext:value-type="float">
            <text:p>29605.2631578947</text:p>
          </table:table-cell>
          <table:table-cell table:number-columns-repeated="12"/>
          <table:table-cell table:formula="of:=[.O17]-1" office:value-type="float" office:value="56" calcext:value-type="float">
            <text:p>56</text:p>
          </table:table-cell>
          <table:table-cell table:formula="of:=[.O16]*[.$B$6]" office:value-type="float" office:value="1680000" calcext:value-type="float">
            <text:p>1680000</text:p>
          </table:table-cell>
          <table:table-cell table:formula="of:=ROUND([.$B$1]/[.P16])" office:value-type="float" office:value="43" calcext:value-type="float">
            <text:p>43</text:p>
          </table:table-cell>
          <table:table-cell table:formula="of:=[.$B$1]/[.Q16]" office:value-type="float" office:value="1674418.60465116" calcext:value-type="float">
            <text:p>1674418.60465116</text:p>
          </table:table-cell>
          <table:table-cell table:formula="of:=[.R16]/[.O16]" office:value-type="float" office:value="29900.3322259136" calcext:value-type="float">
            <text:p>29900.3322259136</text:p>
          </table:table-cell>
          <table:table-cell table:formula="of:=([.S16]-[.$B$6])/[.$B$6]*100" office:value-type="float" office:value="-0.33222591362126" calcext:value-type="float">
            <text:p>-0.33222591362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ror %</text:p>
          </table:table-cell>
          <table:table-cell table:formula="of:=([.B16]-[.B6])/[.B6]*100" office:value-type="float" office:value="-1.31578947368421" calcext:value-type="float">
            <text:p>-1.31578947368421</text:p>
          </table:table-cell>
          <table:table-cell table:number-columns-repeated="7"/>
          <table:table-cell office:value-type="float" office:value="10044.6428571429" calcext:value-type="float">
            <text:p>10044.6428571429</text:p>
          </table:table-cell>
          <table:table-cell office:value-type="float" office:value="20089.2857142857" calcext:value-type="float">
            <text:p>20089.2857142857</text:p>
          </table:table-cell>
          <table:table-cell table:number-columns-repeated="3"/>
          <table:table-cell table:formula="of:=[.O18]-1" office:value-type="float" office:value="57" calcext:value-type="float">
            <text:p>57</text:p>
          </table:table-cell>
          <table:table-cell table:formula="of:=[.O17]*[.$B$6]" office:value-type="float" office:value="1710000" calcext:value-type="float">
            <text:p>1710000</text:p>
          </table:table-cell>
          <table:table-cell table:formula="of:=ROUND([.$B$1]/[.P17])" office:value-type="float" office:value="42" calcext:value-type="float">
            <text:p>42</text:p>
          </table:table-cell>
          <table:table-cell table:formula="of:=[.$B$1]/[.Q17]" office:value-type="float" office:value="1714285.71428571" calcext:value-type="float">
            <text:p>1714285.71428571</text:p>
          </table:table-cell>
          <table:table-cell table:formula="of:=[.R17]/[.O17]" office:value-type="float" office:value="30075.1879699248" calcext:value-type="float">
            <text:p>30075.1879699248</text:p>
          </table:table-cell>
          <table:table-cell table:formula="of:=([.S17]-[.$B$6])/[.$B$6]*100" office:value-type="float" office:value="0.250626566416043" calcext:value-type="float">
            <text:p>0.250626566416043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f:=[.J17]*2" office:value-type="float" office:value="20089.2857142858" calcext:value-type="float">
            <text:p>20089.2857142858</text:p>
          </table:table-cell>
          <table:table-cell table:number-columns-repeated="4"/>
          <table:table-cell table:formula="of:=[.O19]-1" office:value-type="float" office:value="58" calcext:value-type="float">
            <text:p>58</text:p>
          </table:table-cell>
          <table:table-cell table:formula="of:=[.O18]*[.$B$6]" office:value-type="float" office:value="1740000" calcext:value-type="float">
            <text:p>1740000</text:p>
          </table:table-cell>
          <table:table-cell table:formula="of:=ROUND([.$B$1]/[.P18])" office:value-type="float" office:value="41" calcext:value-type="float">
            <text:p>41</text:p>
          </table:table-cell>
          <table:table-cell table:formula="of:=[.$B$1]/[.Q18]" office:value-type="float" office:value="1756097.56097561" calcext:value-type="float">
            <text:p>1756097.56097561</text:p>
          </table:table-cell>
          <table:table-cell table:formula="of:=[.R18]/[.O18]" office:value-type="float" office:value="30277.5441547519" calcext:value-type="float">
            <text:p>30277.5441547519</text:p>
          </table:table-cell>
          <table:table-cell table:formula="of:=([.S18]-[.$B$6])/[.$B$6]*100" office:value-type="float" office:value="0.92514718250631" calcext:value-type="float">
            <text:p>0.9251471825063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Sample value to data value</text:p>
          </table:table-cell>
          <table:covered-table-cell table:number-columns-repeated="5" table:style-name="ce6"/>
          <table:table-cell table:number-columns-repeated="8"/>
          <table:table-cell table:formula="of:=[.O20]-1" office:value-type="float" office:value="59" calcext:value-type="float">
            <text:p>59</text:p>
          </table:table-cell>
          <table:table-cell table:formula="of:=[.O19]*[.$B$6]" office:value-type="float" office:value="1770000" calcext:value-type="float">
            <text:p>1770000</text:p>
          </table:table-cell>
          <table:table-cell table:formula="of:=ROUND([.$B$1]/[.P19])" office:value-type="float" office:value="41" calcext:value-type="float">
            <text:p>41</text:p>
          </table:table-cell>
          <table:table-cell table:formula="of:=[.$B$1]/[.Q19]" office:value-type="float" office:value="1756097.56097561" calcext:value-type="float">
            <text:p>1756097.56097561</text:p>
          </table:table-cell>
          <table:table-cell table:formula="of:=[.R19]/[.O19]" office:value-type="float" office:value="29764.3654402646" calcext:value-type="float">
            <text:p>29764.3654402646</text:p>
          </table:table-cell>
          <table:table-cell table:formula="of:=([.S19]-[.$B$6])/[.$B$6]*100" office:value-type="float" office:value="-0.785448532451422" calcext:value-type="float">
            <text:p>-0.785448532451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OR([.B20]&lt;-[.B22];[.B20]&gt;[.B22]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8"/>
          <table:table-cell table:formula="of:=[.O21]-1" office:value-type="float" office:value="60" calcext:value-type="float">
            <text:p>60</text:p>
          </table:table-cell>
          <table:table-cell table:formula="of:=[.O20]*[.$B$6]" office:value-type="float" office:value="1800000" calcext:value-type="float">
            <text:p>1800000</text:p>
          </table:table-cell>
          <table:table-cell table:formula="of:=ROUND([.$B$1]/[.P20])" office:value-type="float" office:value="40" calcext:value-type="float">
            <text:p>40</text:p>
          </table:table-cell>
          <table:table-cell table:formula="of:=[.$B$1]/[.Q20]" office:value-type="float" office:value="1800000" calcext:value-type="float">
            <text:p>1800000</text:p>
          </table:table-cell>
          <table:table-cell table:formula="of:=[.R20]/[.O20]" office:value-type="float" office:value="30000" calcext:value-type="float">
            <text:p>30000</text:p>
          </table:table-cell>
          <table:table-cell table:formula="of:=([.S20]-[.$B$6])/[.$B$6]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21]=0;[.B21]=1)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8"/>
          <table:table-cell table:formula="of:=[.O22]-1" office:value-type="float" office:value="61" calcext:value-type="float">
            <text:p>61</text:p>
          </table:table-cell>
          <table:table-cell table:formula="of:=[.O21]*[.$B$6]" office:value-type="float" office:value="1830000" calcext:value-type="float">
            <text:p>1830000</text:p>
          </table:table-cell>
          <table:table-cell table:formula="of:=ROUND([.$B$1]/[.P21])" office:value-type="float" office:value="39" calcext:value-type="float">
            <text:p>39</text:p>
          </table:table-cell>
          <table:table-cell table:formula="of:=[.$B$1]/[.Q21]" office:value-type="float" office:value="1846153.84615385" calcext:value-type="float">
            <text:p>1846153.84615385</text:p>
          </table:table-cell>
          <table:table-cell table:formula="of:=[.R21]/[.O21]" office:value-type="float" office:value="30264.8171500631" calcext:value-type="float">
            <text:p>30264.8171500631</text:p>
          </table:table-cell>
          <table:table-cell table:formula="of:=([.S21]-[.$B$6])/[.$B$6]*100" office:value-type="float" office:value="0.882723833543508" calcext:value-type="float">
            <text:p>0.882723833543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p Limit</text:p>
          </table:table-cell>
          <table:table-cell table:style-name="ce2" table:formula="of:=CHOOSE([.B21]+1;5;0.5)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8"/>
          <table:table-cell table:formula="of:=[.O23]-1" office:value-type="float" office:value="62" calcext:value-type="float">
            <text:p>62</text:p>
          </table:table-cell>
          <table:table-cell table:formula="of:=[.O22]*[.$B$6]" office:value-type="float" office:value="1860000" calcext:value-type="float">
            <text:p>1860000</text:p>
          </table:table-cell>
          <table:table-cell table:formula="of:=ROUND([.$B$1]/[.P22])" office:value-type="float" office:value="39" calcext:value-type="float">
            <text:p>39</text:p>
          </table:table-cell>
          <table:table-cell table:formula="of:=[.$B$1]/[.Q22]" office:value-type="float" office:value="1846153.84615385" calcext:value-type="float">
            <text:p>1846153.84615385</text:p>
          </table:table-cell>
          <table:table-cell table:formula="of:=[.R22]/[.O22]" office:value-type="float" office:value="29776.6749379653" calcext:value-type="float">
            <text:p>29776.6749379653</text:p>
          </table:table-cell>
          <table:table-cell table:formula="of:=([.S22]-[.$B$6])/[.$B$6]*100" office:value-type="float" office:value="-0.74441687344913" calcext:value-type="float">
            <text:p>-0.74441687344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Val</text:p>
          </table:table-cell>
          <table:table-cell table:style-name="ce2" table:formula="of:=ROUND(([.B20]/[.B22]+1)/2*2^[.B2])" office:value-type="float" office:value="2048" calcext:value-type="float">
            <text:p>2048</text:p>
          </table:table-cell>
          <table:table-cell table:style-name="ce2" table:number-columns-repeated="3"/>
          <table:table-cell table:style-name="ce11"/>
          <table:table-cell table:number-columns-repeated="8"/>
          <table:table-cell table:formula="of:=[.O24]-1" office:value-type="float" office:value="63" calcext:value-type="float">
            <text:p>63</text:p>
          </table:table-cell>
          <table:table-cell table:formula="of:=[.O23]*[.$B$6]" office:value-type="float" office:value="1890000" calcext:value-type="float">
            <text:p>1890000</text:p>
          </table:table-cell>
          <table:table-cell table:formula="of:=ROUND([.$B$1]/[.P23])" office:value-type="float" office:value="38" calcext:value-type="float">
            <text:p>38</text:p>
          </table:table-cell>
          <table:table-cell table:formula="of:=[.$B$1]/[.Q23]" office:value-type="float" office:value="1894736.84210526" calcext:value-type="float">
            <text:p>1894736.84210526</text:p>
          </table:table-cell>
          <table:table-cell table:formula="of:=[.R23]/[.O23]" office:value-type="float" office:value="30075.1879699248" calcext:value-type="float">
            <text:p>30075.1879699248</text:p>
          </table:table-cell>
          <table:table-cell table:formula="of:=([.S23]-[.$B$6])/[.$B$6]*100" office:value-type="float" office:value="0.250626566416043" calcext:value-type="float">
            <text:p>0.2506265664160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err (mV)</text:p>
          </table:table-cell>
          <table:table-cell table:formula="of:=10/2^[.B2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8"/>
          <table:table-cell table:formula="of:=[.B7]" office:value-type="float" office:value="64" calcext:value-type="float">
            <text:p>64</text:p>
          </table:table-cell>
          <table:table-cell table:formula="of:=[.O24]*[.$B$6]" office:value-type="float" office:value="1920000" calcext:value-type="float">
            <text:p>1920000</text:p>
          </table:table-cell>
          <table:table-cell table:formula="of:=ROUND([.$B$1]/[.P24])" office:value-type="float" office:value="38" calcext:value-type="float">
            <text:p>38</text:p>
          </table:table-cell>
          <table:table-cell table:formula="of:=[.$B$1]/[.Q24]" office:value-type="float" office:value="1894736.84210526" calcext:value-type="float">
            <text:p>1894736.84210526</text:p>
          </table:table-cell>
          <table:table-cell table:formula="of:=[.R24]/[.O24]" office:value-type="float" office:value="29605.2631578947" calcext:value-type="float">
            <text:p>29605.2631578947</text:p>
          </table:table-cell>
          <table:table-cell table:formula="of:=([.S24]-[.$B$6])/[.$B$6]*100" office:value-type="float" office:value="-1.31578947368421" calcext:value-type="float">
            <text:p>-1.31578947368421</text:p>
          </table:table-cell>
          <table:table-cell/>
          <table:table-cell office:value-type="float" office:value="10135" calcext:value-type="float">
            <text:p>10135</text:p>
          </table:table-cell>
          <table:table-cell office:value-type="float" office:value="20089" calcext:value-type="float">
            <text:p>20089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24]+1" office:value-type="float" office:value="65" calcext:value-type="float">
            <text:p>65</text:p>
          </table:table-cell>
          <table:table-cell table:formula="of:=[.O25]*[.$B$6]" office:value-type="float" office:value="1950000" calcext:value-type="float">
            <text:p>1950000</text:p>
          </table:table-cell>
          <table:table-cell table:formula="of:=ROUND([.$B$1]/[.P25])" office:value-type="float" office:value="37" calcext:value-type="float">
            <text:p>37</text:p>
          </table:table-cell>
          <table:table-cell table:formula="of:=[.$B$1]/[.Q25]" office:value-type="float" office:value="1945945.94594595" calcext:value-type="float">
            <text:p>1945945.94594595</text:p>
          </table:table-cell>
          <table:table-cell table:formula="of:=[.R25]/[.O25]" office:value-type="float" office:value="29937.6299376299" calcext:value-type="float">
            <text:p>29937.6299376299</text:p>
          </table:table-cell>
          <table:table-cell table:formula="of:=([.S25]-[.$B$6])/[.$B$6]*100" office:value-type="float" office:value="-0.207900207900202" calcext:value-type="float">
            <text:p>-0.207900207900202</text:p>
          </table:table-cell>
          <table:table-cell/>
          <table:table-cell table:formula="of:=[.V24]*2" office:value-type="float" office:value="20270" calcext:value-type="float">
            <text:p>2027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6" table:number-rows-spanned="1">
            <text:p>Offset PWM ARR calculator</text:p>
          </table:table-cell>
          <table:covered-table-cell table:number-columns-repeated="2" table:style-name="ce6"/>
          <table:covered-table-cell table:number-columns-repeated="3"/>
          <table:table-cell table:number-columns-repeated="8"/>
          <table:table-cell table:formula="of:=[.O25]+1" office:value-type="float" office:value="66" calcext:value-type="float">
            <text:p>66</text:p>
          </table:table-cell>
          <table:table-cell table:formula="of:=[.O26]*[.$B$6]" office:value-type="float" office:value="1980000" calcext:value-type="float">
            <text:p>1980000</text:p>
          </table:table-cell>
          <table:table-cell table:formula="of:=ROUND([.$B$1]/[.P26])" office:value-type="float" office:value="36" calcext:value-type="float">
            <text:p>36</text:p>
          </table:table-cell>
          <table:table-cell table:formula="of:=[.$B$1]/[.Q26]" office:value-type="float" office:value="2000000" calcext:value-type="float">
            <text:p>2000000</text:p>
          </table:table-cell>
          <table:table-cell table:formula="of:=[.R26]/[.O26]" office:value-type="float" office:value="30303.0303030303" calcext:value-type="float">
            <text:p>30303.0303030303</text:p>
          </table:table-cell>
          <table:table-cell table:formula="of:=([.S26]-[.$B$6])/[.$B$6]*100" office:value-type="float" office:value="1.01010101010101" calcext:value-type="float">
            <text:p>1.01010101010101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11"/>
          <table:table-cell table:formula="of:=[.O26]+1" office:value-type="float" office:value="67" calcext:value-type="float">
            <text:p>67</text:p>
          </table:table-cell>
          <table:table-cell table:formula="of:=[.O27]*[.$B$6]" office:value-type="float" office:value="2010000" calcext:value-type="float">
            <text:p>2010000</text:p>
          </table:table-cell>
          <table:table-cell table:formula="of:=ROUND([.$B$1]/[.P27])" office:value-type="float" office:value="36" calcext:value-type="float">
            <text:p>36</text:p>
          </table:table-cell>
          <table:table-cell table:formula="of:=[.$B$1]/[.Q27]" office:value-type="float" office:value="2000000" calcext:value-type="float">
            <text:p>2000000</text:p>
          </table:table-cell>
          <table:table-cell table:formula="of:=[.R27]/[.O27]" office:value-type="float" office:value="29850.7462686567" calcext:value-type="float">
            <text:p>29850.7462686567</text:p>
          </table:table-cell>
          <table:table-cell table:formula="of:=([.S27]-[.$B$6])/[.$B$6]*100" office:value-type="float" office:value="-0.497512437810947" calcext:value-type="float">
            <text:p>-0.497512437810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S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number-columns-repeated="11"/>
          <table:table-cell table:formula="of:=[.O27]+1" office:value-type="float" office:value="68" calcext:value-type="float">
            <text:p>68</text:p>
          </table:table-cell>
          <table:table-cell table:formula="of:=[.O28]*[.$B$6]" office:value-type="float" office:value="2040000" calcext:value-type="float">
            <text:p>2040000</text:p>
          </table:table-cell>
          <table:table-cell table:formula="of:=ROUND([.$B$1]/[.P28])" office:value-type="float" office:value="35" calcext:value-type="float">
            <text:p>35</text:p>
          </table:table-cell>
          <table:table-cell table:formula="of:=[.$B$1]/[.Q28]" office:value-type="float" office:value="2057142.85714286" calcext:value-type="float">
            <text:p>2057142.85714286</text:p>
          </table:table-cell>
          <table:table-cell table:formula="of:=[.R28]/[.O28]" office:value-type="float" office:value="30252.1008403361" calcext:value-type="float">
            <text:p>30252.1008403361</text:p>
          </table:table-cell>
          <table:table-cell table:formula="of:=([.S28]-[.$B$6])/[.$B$6]*100" office:value-type="float" office:value="0.840336134453779" calcext:value-type="float">
            <text:p>0.840336134453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R</text:p>
          </table:table-cell>
          <table:table-cell table:style-name="ce2" table:formula="of:=2^[.B28]" office:value-type="float" office:value="4096" calcext:value-type="float">
            <text:p>4096</text:p>
          </table:table-cell>
          <table:table-cell table:style-name="ce2"/>
          <table:table-cell table:number-columns-repeated="11"/>
          <table:table-cell table:formula="of:=[.O28]+1" office:value-type="float" office:value="69" calcext:value-type="float">
            <text:p>69</text:p>
          </table:table-cell>
          <table:table-cell table:formula="of:=[.O29]*[.$B$6]" office:value-type="float" office:value="2070000" calcext:value-type="float">
            <text:p>2070000</text:p>
          </table:table-cell>
          <table:table-cell table:formula="of:=ROUND([.$B$1]/[.P29])" office:value-type="float" office:value="35" calcext:value-type="float">
            <text:p>35</text:p>
          </table:table-cell>
          <table:table-cell table:formula="of:=[.$B$1]/[.Q29]" office:value-type="float" office:value="2057142.85714286" calcext:value-type="float">
            <text:p>2057142.85714286</text:p>
          </table:table-cell>
          <table:table-cell table:formula="of:=[.R29]/[.O29]" office:value-type="float" office:value="29813.6645962733" calcext:value-type="float">
            <text:p>29813.6645962733</text:p>
          </table:table-cell>
          <table:table-cell table:formula="of:=([.S29]-[.$B$6])/[.$B$6]*100" office:value-type="float" office:value="-0.621118012422364" calcext:value-type="float">
            <text:p>-0.6211180124223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CLK</text:p>
          </table:table-cell>
          <table:table-cell table:style-name="ce3" table:formula="of:=[.B1]" office:value-type="float" office:value="72000000" calcext:value-type="float">
            <text:p>72.00E+06</text:p>
          </table:table-cell>
          <table:table-cell table:style-name="ce2"/>
          <table:table-cell table:number-columns-repeated="11"/>
          <table:table-cell table:formula="of:=[.O29]+1" office:value-type="float" office:value="70" calcext:value-type="float">
            <text:p>70</text:p>
          </table:table-cell>
          <table:table-cell table:formula="of:=[.O30]*[.$B$6]" office:value-type="float" office:value="2100000" calcext:value-type="float">
            <text:p>2100000</text:p>
          </table:table-cell>
          <table:table-cell table:formula="of:=ROUND([.$B$1]/[.P30])" office:value-type="float" office:value="34" calcext:value-type="float">
            <text:p>34</text:p>
          </table:table-cell>
          <table:table-cell table:formula="of:=[.$B$1]/[.Q30]" office:value-type="float" office:value="2117647.05882353" calcext:value-type="float">
            <text:p>2117647.05882353</text:p>
          </table:table-cell>
          <table:table-cell table:formula="of:=[.R30]/[.O30]" office:value-type="float" office:value="30252.1008403361" calcext:value-type="float">
            <text:p>30252.1008403361</text:p>
          </table:table-cell>
          <table:table-cell table:formula="of:=([.S30]-[.$B$6])/[.$B$6]*100" office:value-type="float" office:value="0.840336134453792" calcext:value-type="float">
            <text:p>0.8403361344537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WM</text:p>
          </table:table-cell>
          <table:table-cell table:style-name="ce4" table:formula="of:=[.B30]/(([.B29]+1)*(0+1))" office:value-type="float" office:value="17573.8345130583" calcext:value-type="float">
            <text:p>17.57E+03</text:p>
          </table:table-cell>
          <table:table-cell table:style-name="ce2"/>
          <table:table-cell table:number-columns-repeated="11"/>
          <table:table-cell table:formula="of:=[.O30]+1" office:value-type="float" office:value="71" calcext:value-type="float">
            <text:p>71</text:p>
          </table:table-cell>
          <table:table-cell table:formula="of:=[.O31]*[.$B$6]" office:value-type="float" office:value="2130000" calcext:value-type="float">
            <text:p>2130000</text:p>
          </table:table-cell>
          <table:table-cell table:formula="of:=ROUND([.$B$1]/[.P31])" office:value-type="float" office:value="34" calcext:value-type="float">
            <text:p>34</text:p>
          </table:table-cell>
          <table:table-cell table:formula="of:=[.$B$1]/[.Q31]" office:value-type="float" office:value="2117647.05882353" calcext:value-type="float">
            <text:p>2117647.05882353</text:p>
          </table:table-cell>
          <table:table-cell table:formula="of:=[.R31]/[.O31]" office:value-type="float" office:value="29826.0149130075" calcext:value-type="float">
            <text:p>29826.0149130075</text:p>
          </table:table-cell>
          <table:table-cell table:formula="of:=([.S31]-[.$B$6])/[.$B$6]*100" office:value-type="float" office:value="-0.579950289975132" calcext:value-type="float">
            <text:p>-0.579950289975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 res (mV)</text:p>
          </table:table-cell>
          <table:table-cell table:style-name="ce2" table:formula="of:=10/[.B29]*1000" office:value-type="float" office:value="2.44140625" calcext:value-type="float">
            <text:p>2.44140625</text:p>
          </table:table-cell>
          <table:table-cell table:style-name="ce2" table:number-columns-repeated="4"/>
          <table:table-cell table:number-columns-repeated="8"/>
          <table:table-cell table:formula="of:=[.O31]+1" office:value-type="float" office:value="72" calcext:value-type="float">
            <text:p>72</text:p>
          </table:table-cell>
          <table:table-cell table:formula="of:=[.O32]*[.$B$6]" office:value-type="float" office:value="2160000" calcext:value-type="float">
            <text:p>2160000</text:p>
          </table:table-cell>
          <table:table-cell table:formula="of:=ROUND([.$B$1]/[.P32])" office:value-type="float" office:value="33" calcext:value-type="float">
            <text:p>33</text:p>
          </table:table-cell>
          <table:table-cell table:formula="of:=[.$B$1]/[.Q32]" office:value-type="float" office:value="2181818.18181818" calcext:value-type="float">
            <text:p>2181818.18181818</text:p>
          </table:table-cell>
          <table:table-cell table:formula="of:=[.R32]/[.O32]" office:value-type="float" office:value="30303.0303030303" calcext:value-type="float">
            <text:p>30303.0303030303</text:p>
          </table:table-cell>
          <table:table-cell table:formula="of:=([.S32]-[.$B$6])/[.$B$6]*100" office:value-type="float" office:value="1.010101010101" calcext:value-type="float">
            <text:p>1.0101010101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8"/>
          <table:table-cell table:formula="of:=[.O32]+1" office:value-type="float" office:value="73" calcext:value-type="float">
            <text:p>73</text:p>
          </table:table-cell>
          <table:table-cell table:formula="of:=[.O33]*[.$B$6]" office:value-type="float" office:value="2190000" calcext:value-type="float">
            <text:p>2190000</text:p>
          </table:table-cell>
          <table:table-cell table:formula="of:=ROUND([.$B$1]/[.P33])" office:value-type="float" office:value="33" calcext:value-type="float">
            <text:p>33</text:p>
          </table:table-cell>
          <table:table-cell table:formula="of:=[.$B$1]/[.Q33]" office:value-type="float" office:value="2181818.18181818" calcext:value-type="float">
            <text:p>2181818.18181818</text:p>
          </table:table-cell>
          <table:table-cell table:formula="of:=[.R33]/[.O33]" office:value-type="float" office:value="29887.9202988792" calcext:value-type="float">
            <text:p>29887.9202988792</text:p>
          </table:table-cell>
          <table:table-cell table:formula="of:=([.S33]-[.$B$6])/[.$B$6]*100" office:value-type="float" office:value="-0.373599003735993" calcext:value-type="float">
            <text:p>-0.37359900373599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Offset voltage → CCR calculator</text:p>
          </table:table-cell>
          <table:covered-table-cell/>
          <table:covered-table-cell table:number-columns-repeated="4" table:style-name="ce6"/>
          <table:table-cell table:number-columns-repeated="8"/>
          <table:table-cell table:formula="of:=[.O33]+1" office:value-type="float" office:value="74" calcext:value-type="float">
            <text:p>74</text:p>
          </table:table-cell>
          <table:table-cell table:formula="of:=[.O34]*[.$B$6]" office:value-type="float" office:value="2220000" calcext:value-type="float">
            <text:p>2220000</text:p>
          </table:table-cell>
          <table:table-cell table:formula="of:=ROUND([.$B$1]/[.P34])" office:value-type="float" office:value="32" calcext:value-type="float">
            <text:p>32</text:p>
          </table:table-cell>
          <table:table-cell table:formula="of:=[.$B$1]/[.Q34]" office:value-type="float" office:value="2250000" calcext:value-type="float">
            <text:p>2250000</text:p>
          </table:table-cell>
          <table:table-cell table:formula="of:=[.R34]/[.O34]" office:value-type="float" office:value="30405.4054054054" calcext:value-type="float">
            <text:p>30405.4054054054</text:p>
          </table:table-cell>
          <table:table-cell table:formula="of:=([.S34]-[.$B$6])/[.$B$6]*100" office:value-type="float" office:value="1.35135135135136" calcext:value-type="float">
            <text:p>1.351351351351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8"/>
          <table:table-cell table:formula="of:=[.O34]+1" office:value-type="float" office:value="75" calcext:value-type="float">
            <text:p>75</text:p>
          </table:table-cell>
          <table:table-cell table:formula="of:=[.O35]*[.$B$6]" office:value-type="float" office:value="2250000" calcext:value-type="float">
            <text:p>2250000</text:p>
          </table:table-cell>
          <table:table-cell table:formula="of:=ROUND([.$B$1]/[.P35])" office:value-type="float" office:value="32" calcext:value-type="float">
            <text:p>32</text:p>
          </table:table-cell>
          <table:table-cell table:formula="of:=[.$B$1]/[.Q35]" office:value-type="float" office:value="2250000" calcext:value-type="float">
            <text:p>2250000</text:p>
          </table:table-cell>
          <table:table-cell table:formula="of:=[.R35]/[.O35]" office:value-type="float" office:value="30000" calcext:value-type="float">
            <text:p>30000</text:p>
          </table:table-cell>
          <table:table-cell table:formula="of:=([.S35]-[.$B$6])/[.$B$6]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(v)</text:p>
          </table:table-cell>
          <table:table-cell table:style-name="ce2" office:value-type="float" office:value="-1.1" calcext:value-type="float">
            <text:p>-1.1</text:p>
          </table:table-cell>
          <table:table-cell table:style-name="ce10" table:formula="of:=CHOOSE(OR([.B36]&lt;-5;[.B36]&gt;5)+1;&quot;OK&quot;;&quot;RANGE ERR&quot;)" office:value-type="string" office:string-value="OK" calcext:value-type="string">
            <text:p>OK</text:p>
          </table:table-cell>
          <table:table-cell table:style-name="ce2" table:number-columns-repeated="3"/>
          <table:table-cell table:number-columns-repeated="8"/>
          <table:table-cell table:formula="of:=[.O35]+1" office:value-type="float" office:value="76" calcext:value-type="float">
            <text:p>76</text:p>
          </table:table-cell>
          <table:table-cell table:formula="of:=[.O36]*[.$B$6]" office:value-type="float" office:value="2280000" calcext:value-type="float">
            <text:p>2280000</text:p>
          </table:table-cell>
          <table:table-cell table:formula="of:=ROUND([.$B$1]/[.P36])" office:value-type="float" office:value="32" calcext:value-type="float">
            <text:p>32</text:p>
          </table:table-cell>
          <table:table-cell table:formula="of:=[.$B$1]/[.Q36]" office:value-type="float" office:value="2250000" calcext:value-type="float">
            <text:p>2250000</text:p>
          </table:table-cell>
          <table:table-cell table:formula="of:=[.R36]/[.O36]" office:value-type="float" office:value="29605.2631578947" calcext:value-type="float">
            <text:p>29605.2631578947</text:p>
          </table:table-cell>
          <table:table-cell table:formula="of:=([.S36]-[.$B$6])/[.$B$6]*100" office:value-type="float" office:value="-1.31578947368421" calcext:value-type="float">
            <text:p>-1.31578947368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table:formula="of:=(-[.B36]+5)/10*100" office:value-type="float" office:value="61" calcext:value-type="float">
            <text:p>61</text:p>
          </table:table-cell>
          <table:table-cell table:style-name="ce2" table:number-columns-repeated="4"/>
          <table:table-cell table:number-columns-repeated="8"/>
          <table:table-cell table:formula="of:=[.O36]+1" office:value-type="float" office:value="77" calcext:value-type="float">
            <text:p>77</text:p>
          </table:table-cell>
          <table:table-cell table:formula="of:=[.O37]*[.$B$6]" office:value-type="float" office:value="2310000" calcext:value-type="float">
            <text:p>2310000</text:p>
          </table:table-cell>
          <table:table-cell table:formula="of:=ROUND([.$B$1]/[.P37])" office:value-type="float" office:value="31" calcext:value-type="float">
            <text:p>31</text:p>
          </table:table-cell>
          <table:table-cell table:formula="of:=[.$B$1]/[.Q37]" office:value-type="float" office:value="2322580.64516129" calcext:value-type="float">
            <text:p>2322580.64516129</text:p>
          </table:table-cell>
          <table:table-cell table:formula="of:=[.R37]/[.O37]" office:value-type="float" office:value="30163.3850020947" calcext:value-type="float">
            <text:p>30163.3850020947</text:p>
          </table:table-cell>
          <table:table-cell table:formula="of:=([.S37]-[.$B$6])/[.$B$6]*100" office:value-type="float" office:value="0.544616673648925" calcext:value-type="float">
            <text:p>0.54461667364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R</text:p>
          </table:table-cell>
          <table:table-cell table:style-name="ce2" table:formula="of:=[.B29]*[.B37]/100" office:value-type="float" office:value="2498.56" calcext:value-type="float">
            <text:p>2498.56</text:p>
          </table:table-cell>
          <table:table-cell table:style-name="ce2" table:number-columns-repeated="4"/>
          <table:table-cell table:number-columns-repeated="8"/>
          <table:table-cell table:formula="of:=[.O37]+1" office:value-type="float" office:value="78" calcext:value-type="float">
            <text:p>78</text:p>
          </table:table-cell>
          <table:table-cell table:formula="of:=[.O38]*[.$B$6]" office:value-type="float" office:value="2340000" calcext:value-type="float">
            <text:p>2340000</text:p>
          </table:table-cell>
          <table:table-cell table:formula="of:=ROUND([.$B$1]/[.P38])" office:value-type="float" office:value="31" calcext:value-type="float">
            <text:p>31</text:p>
          </table:table-cell>
          <table:table-cell table:formula="of:=[.$B$1]/[.Q38]" office:value-type="float" office:value="2322580.64516129" calcext:value-type="float">
            <text:p>2322580.64516129</text:p>
          </table:table-cell>
          <table:table-cell table:formula="of:=[.R38]/[.O38]" office:value-type="float" office:value="29776.6749379653" calcext:value-type="float">
            <text:p>29776.6749379653</text:p>
          </table:table-cell>
          <table:table-cell table:formula="of:=([.S38]-[.$B$6])/[.$B$6]*100" office:value-type="float" office:value="-0.744416873449142" calcext:value-type="float">
            <text:p>-0.744416873449142</text:p>
          </table:table-cell>
          <table:table-cell table:number-columns-repeated="5"/>
        </table:table-row>
        <table:table-row table:style-name="ro1">
          <table:table-cell table:number-columns-repeated="14"/>
          <table:table-cell table:formula="of:=[.O38]+1" office:value-type="float" office:value="79" calcext:value-type="float">
            <text:p>79</text:p>
          </table:table-cell>
          <table:table-cell table:formula="of:=[.O39]*[.$B$6]" office:value-type="float" office:value="2370000" calcext:value-type="float">
            <text:p>2370000</text:p>
          </table:table-cell>
          <table:table-cell table:formula="of:=ROUND([.$B$1]/[.P39])" office:value-type="float" office:value="30" calcext:value-type="float">
            <text:p>30</text:p>
          </table:table-cell>
          <table:table-cell table:formula="of:=[.$B$1]/[.Q39]" office:value-type="float" office:value="2400000" calcext:value-type="float">
            <text:p>2400000</text:p>
          </table:table-cell>
          <table:table-cell table:formula="of:=[.R39]/[.O39]" office:value-type="float" office:value="30379.746835443" calcext:value-type="float">
            <text:p>30379.746835443</text:p>
          </table:table-cell>
          <table:table-cell table:formula="of:=([.S39]-[.$B$6])/[.$B$6]*100" office:value-type="float" office:value="1.26582278481013" calcext:value-type="float">
            <text:p>1.2658227848101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PCB Output Voltage calculator</text:p>
          </table:table-cell>
          <table:covered-table-cell table:number-columns-repeated="5"/>
          <table:table-cell table:number-columns-repeated="8"/>
          <table:table-cell table:formula="of:=[.O39]+1" office:value-type="float" office:value="80" calcext:value-type="float">
            <text:p>80</text:p>
          </table:table-cell>
          <table:table-cell table:formula="of:=[.O40]*[.$B$6]" office:value-type="float" office:value="2400000" calcext:value-type="float">
            <text:p>2400000</text:p>
          </table:table-cell>
          <table:table-cell table:formula="of:=ROUND([.$B$1]/[.P40])" office:value-type="float" office:value="30" calcext:value-type="float">
            <text:p>30</text:p>
          </table:table-cell>
          <table:table-cell table:formula="of:=[.$B$1]/[.Q40]" office:value-type="float" office:value="2400000" calcext:value-type="float">
            <text:p>2400000</text:p>
          </table:table-cell>
          <table:table-cell table:formula="of:=[.R40]/[.O40]" office:value-type="float" office:value="30000" calcext:value-type="float">
            <text:p>30000</text:p>
          </table:table-cell>
          <table:table-cell table:formula="of:=([.S40]-[.$B$6])/[.$B$6]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  <table:table-cell table:formula="of:=[.O40]+1" office:value-type="float" office:value="81" calcext:value-type="float">
            <text:p>81</text:p>
          </table:table-cell>
          <table:table-cell table:formula="of:=[.O41]*[.$B$6]" office:value-type="float" office:value="2430000" calcext:value-type="float">
            <text:p>2430000</text:p>
          </table:table-cell>
          <table:table-cell table:formula="of:=ROUND([.$B$1]/[.P41])" office:value-type="float" office:value="30" calcext:value-type="float">
            <text:p>30</text:p>
          </table:table-cell>
          <table:table-cell table:formula="of:=[.$B$1]/[.Q41]" office:value-type="float" office:value="2400000" calcext:value-type="float">
            <text:p>2400000</text:p>
          </table:table-cell>
          <table:table-cell table:formula="of:=[.R41]/[.O41]" office:value-type="float" office:value="29629.6296296296" calcext:value-type="float">
            <text:p>29629.6296296296</text:p>
          </table:table-cell>
          <table:table-cell table:formula="of:=([.S41]-[.$B$6])/[.$B$6]*100" office:value-type="float" office:value="-1.23456790123456" calcext:value-type="float">
            <text:p>-1.23456790123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(%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OR([.B42]&lt;0;[.B42]&gt;100)+1;&quot;OK&quot;;&quot;RANGE ERR&quot;)" office:value-type="string" office:string-value="OK" calcext:value-type="string">
            <text:p>OK</text:p>
          </table:table-cell>
          <table:table-cell table:number-columns-repeated="11"/>
          <table:table-cell table:formula="of:=[.O41]+1" office:value-type="float" office:value="82" calcext:value-type="float">
            <text:p>82</text:p>
          </table:table-cell>
          <table:table-cell table:formula="of:=[.O42]*[.$B$6]" office:value-type="float" office:value="2460000" calcext:value-type="float">
            <text:p>2460000</text:p>
          </table:table-cell>
          <table:table-cell table:formula="of:=ROUND([.$B$1]/[.P42])" office:value-type="float" office:value="29" calcext:value-type="float">
            <text:p>29</text:p>
          </table:table-cell>
          <table:table-cell table:formula="of:=[.$B$1]/[.Q42]" office:value-type="float" office:value="2482758.62068966" calcext:value-type="float">
            <text:p>2482758.62068966</text:p>
          </table:table-cell>
          <table:table-cell table:formula="of:=[.R42]/[.O42]" office:value-type="float" office:value="30277.5441547519" calcext:value-type="float">
            <text:p>30277.5441547519</text:p>
          </table:table-cell>
          <table:table-cell table:formula="of:=([.S42]-[.$B$6])/[.$B$6]*100" office:value-type="float" office:value="0.92514718250631" calcext:value-type="float">
            <text:p>0.92514718250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ple (v)</text:p>
          </table:table-cell>
          <table:table-cell table:style-name="ce2" office:value-type="float" office:value="1.65" calcext:value-type="float">
            <text:p>1.65</text:p>
          </table:table-cell>
          <table:table-cell table:style-name="ce10" table:formula="of:=CHOOSE(OR([.B43]&lt;0;[.B43]&gt;3.3)+1;&quot;OK&quot;;&quot;RANGE ERR&quot;)" office:value-type="string" office:string-value="OK" calcext:value-type="string">
            <text:p>OK</text:p>
          </table:table-cell>
          <table:table-cell table:number-columns-repeated="11"/>
          <table:table-cell table:formula="of:=[.O42]+1" office:value-type="float" office:value="83" calcext:value-type="float">
            <text:p>83</text:p>
          </table:table-cell>
          <table:table-cell table:formula="of:=[.O43]*[.$B$6]" office:value-type="float" office:value="2490000" calcext:value-type="float">
            <text:p>2490000</text:p>
          </table:table-cell>
          <table:table-cell table:formula="of:=ROUND([.$B$1]/[.P43])" office:value-type="float" office:value="29" calcext:value-type="float">
            <text:p>29</text:p>
          </table:table-cell>
          <table:table-cell table:formula="of:=[.$B$1]/[.Q43]" office:value-type="float" office:value="2482758.62068966" calcext:value-type="float">
            <text:p>2482758.62068966</text:p>
          </table:table-cell>
          <table:table-cell table:formula="of:=[.R43]/[.O43]" office:value-type="float" office:value="29912.7544661404" calcext:value-type="float">
            <text:p>29912.7544661404</text:p>
          </table:table-cell>
          <table:table-cell table:formula="of:=([.S43]-[.$B$6])/[.$B$6]*100" office:value-type="float" office:value="-0.290818446198585" calcext:value-type="float">
            <text:p>-0.290818446198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n (0/1)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formula="of:=CHOOSE(NOT(OR([.B44]=0;[.B44]=1))+1;&quot;OK&quot;;&quot;RANGE ERR&quot;)" office:value-type="string" office:string-value="OK" calcext:value-type="string">
            <text:p>OK</text:p>
          </table:table-cell>
          <table:table-cell table:number-columns-repeated="11"/>
          <table:table-cell table:formula="of:=[.O43]+1" office:value-type="float" office:value="84" calcext:value-type="float">
            <text:p>84</text:p>
          </table:table-cell>
          <table:table-cell table:formula="of:=[.O44]*[.$B$6]" office:value-type="float" office:value="2520000" calcext:value-type="float">
            <text:p>2520000</text:p>
          </table:table-cell>
          <table:table-cell table:formula="of:=ROUND([.$B$1]/[.P44])" office:value-type="float" office:value="29" calcext:value-type="float">
            <text:p>29</text:p>
          </table:table-cell>
          <table:table-cell table:formula="of:=[.$B$1]/[.Q44]" office:value-type="float" office:value="2482758.62068966" calcext:value-type="float">
            <text:p>2482758.62068966</text:p>
          </table:table-cell>
          <table:table-cell table:formula="of:=[.R44]/[.O44]" office:value-type="float" office:value="29556.6502463054" calcext:value-type="float">
            <text:p>29556.6502463054</text:p>
          </table:table-cell>
          <table:table-cell table:formula="of:=([.S44]-[.$B$6])/[.$B$6]*100" office:value-type="float" office:value="-1.47783251231527" calcext:value-type="float">
            <text:p>-1.47783251231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n FB (ohm)</text:p>
          </table:table-cell>
          <table:table-cell table:style-name="ce2" table:formula="of:=CHOOSE([.B44]+1;10;1)" office:value-type="float" office:value="10" calcext:value-type="float">
            <text:p>10</text:p>
          </table:table-cell>
          <table:table-cell table:number-columns-repeated="12"/>
          <table:table-cell table:formula="of:=[.O44]+1" office:value-type="float" office:value="85" calcext:value-type="float">
            <text:p>85</text:p>
          </table:table-cell>
          <table:table-cell table:formula="of:=[.O45]*[.$B$6]" office:value-type="float" office:value="2550000" calcext:value-type="float">
            <text:p>2550000</text:p>
          </table:table-cell>
          <table:table-cell table:formula="of:=ROUND([.$B$1]/[.P45])" office:value-type="float" office:value="28" calcext:value-type="float">
            <text:p>28</text:p>
          </table:table-cell>
          <table:table-cell table:formula="of:=[.$B$1]/[.Q45]" office:value-type="float" office:value="2571428.57142857" calcext:value-type="float">
            <text:p>2571428.57142857</text:p>
          </table:table-cell>
          <table:table-cell table:formula="of:=[.R45]/[.O45]" office:value-type="float" office:value="30252.1008403361" calcext:value-type="float">
            <text:p>30252.1008403361</text:p>
          </table:table-cell>
          <table:table-cell table:formula="of:=([.S45]-[.$B$6])/[.$B$6]*100" office:value-type="float" office:value="0.840336134453779" calcext:value-type="float">
            <text:p>0.8403361344537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put (v)</text:p>
          </table:table-cell>
          <table:table-cell table:style-name="ce2" table:formula="of:=[.K54]" office:value-type="float" office:value="5" calcext:value-type="float">
            <text:p>5</text:p>
          </table:table-cell>
          <table:table-cell table:number-columns-repeated="12"/>
          <table:table-cell table:formula="of:=[.O45]+1" office:value-type="float" office:value="86" calcext:value-type="float">
            <text:p>86</text:p>
          </table:table-cell>
          <table:table-cell table:formula="of:=[.O46]*[.$B$6]" office:value-type="float" office:value="2580000" calcext:value-type="float">
            <text:p>2580000</text:p>
          </table:table-cell>
          <table:table-cell table:formula="of:=ROUND([.$B$1]/[.P46])" office:value-type="float" office:value="28" calcext:value-type="float">
            <text:p>28</text:p>
          </table:table-cell>
          <table:table-cell table:formula="of:=[.$B$1]/[.Q46]" office:value-type="float" office:value="2571428.57142857" calcext:value-type="float">
            <text:p>2571428.57142857</text:p>
          </table:table-cell>
          <table:table-cell table:formula="of:=[.R46]/[.O46]" office:value-type="float" office:value="29900.3322259136" calcext:value-type="float">
            <text:p>29900.3322259136</text:p>
          </table:table-cell>
          <table:table-cell table:formula="of:=([.S46]-[.$B$6])/[.$B$6]*100" office:value-type="float" office:value="-0.33222591362126" calcext:value-type="float">
            <text:p>-0.33222591362126</text:p>
          </table:table-cell>
          <table:table-cell table:number-columns-repeated="5"/>
        </table:table-row>
        <table:table-row table:style-name="ro1">
          <table:table-cell table:number-columns-repeated="14"/>
          <table:table-cell table:formula="of:=[.O46]+1" office:value-type="float" office:value="87" calcext:value-type="float">
            <text:p>87</text:p>
          </table:table-cell>
          <table:table-cell table:formula="of:=[.O47]*[.$B$6]" office:value-type="float" office:value="2610000" calcext:value-type="float">
            <text:p>2610000</text:p>
          </table:table-cell>
          <table:table-cell table:formula="of:=ROUND([.$B$1]/[.P47])" office:value-type="float" office:value="28" calcext:value-type="float">
            <text:p>28</text:p>
          </table:table-cell>
          <table:table-cell table:formula="of:=[.$B$1]/[.Q47]" office:value-type="float" office:value="2571428.57142857" calcext:value-type="float">
            <text:p>2571428.57142857</text:p>
          </table:table-cell>
          <table:table-cell table:formula="of:=[.R47]/[.O47]" office:value-type="float" office:value="29556.6502463054" calcext:value-type="float">
            <text:p>29556.6502463054</text:p>
          </table:table-cell>
          <table:table-cell table:formula="of:=([.S47]-[.$B$6])/[.$B$6]*100" office:value-type="float" office:value="-1.47783251231528" calcext:value-type="float">
            <text:p>-1.47783251231528</text:p>
          </table:table-cell>
          <table:table-cell table:number-columns-repeated="5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Offset (%)</text:p>
          </table:table-cell>
          <table:table-cell table:style-name="ce2" table:formula="of:=[.B42]" office:value-type="float" office:value="0" calcext:value-type="float">
            <text:p>0</text:p>
          </table:table-cell>
          <table:table-cell table:style-name="ce2" office:value-type="string" calcext:value-type="string">
            <text:p>Offset (v)</text:p>
          </table:table-cell>
          <table:table-cell table:style-name="ce2" table:formula="of:=[.E48]/100*3.3" office:value-type="float" office:value="0" calcext:value-type="float">
            <text:p>0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3"/></text:p>
          </table:table-cell>
          <table:table-cell table:style-name="ce2" table:number-columns-repeated="3"/>
          <table:table-cell table:number-columns-repeated="2"/>
          <table:table-cell table:formula="of:=[.O47]+1" office:value-type="float" office:value="88" calcext:value-type="float">
            <text:p>88</text:p>
          </table:table-cell>
          <table:table-cell table:formula="of:=[.O48]*[.$B$6]" office:value-type="float" office:value="2640000" calcext:value-type="float">
            <text:p>2640000</text:p>
          </table:table-cell>
          <table:table-cell table:formula="of:=ROUND([.$B$1]/[.P48])" office:value-type="float" office:value="27" calcext:value-type="float">
            <text:p>27</text:p>
          </table:table-cell>
          <table:table-cell table:formula="of:=[.$B$1]/[.Q48]" office:value-type="float" office:value="2666666.66666667" calcext:value-type="float">
            <text:p>2666666.66666667</text:p>
          </table:table-cell>
          <table:table-cell table:formula="of:=[.R48]/[.O48]" office:value-type="float" office:value="30303.0303030303" calcext:value-type="float">
            <text:p>30303.0303030303</text:p>
          </table:table-cell>
          <table:table-cell table:formula="of:=([.S48]-[.$B$6])/[.$B$6]*100" office:value-type="float" office:value="1.010101010101" calcext:value-type="float">
            <text:p>1.010101010101</text:p>
          </table:table-cell>
          <table:table-cell table:number-columns-repeated="5"/>
        </table:table-row>
        <table:table-row table:style-name="ro1">
          <table:table-cell table:style-name="ce2" table:number-columns-repeated="7"/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3"/>
          <table:table-cell table:number-columns-repeated="2"/>
          <table:table-cell table:formula="of:=[.O48]+1" office:value-type="float" office:value="89" calcext:value-type="float">
            <text:p>89</text:p>
          </table:table-cell>
          <table:table-cell table:formula="of:=[.O49]*[.$B$6]" office:value-type="float" office:value="2670000" calcext:value-type="float">
            <text:p>2670000</text:p>
          </table:table-cell>
          <table:table-cell table:formula="of:=ROUND([.$B$1]/[.P49])" office:value-type="float" office:value="27" calcext:value-type="float">
            <text:p>27</text:p>
          </table:table-cell>
          <table:table-cell table:formula="of:=[.$B$1]/[.Q49]" office:value-type="float" office:value="2666666.66666667" calcext:value-type="float">
            <text:p>2666666.66666667</text:p>
          </table:table-cell>
          <table:table-cell table:formula="of:=[.R49]/[.O49]" office:value-type="float" office:value="29962.5468164794" calcext:value-type="float">
            <text:p>29962.5468164794</text:p>
          </table:table-cell>
          <table:table-cell table:formula="of:=([.S49]-[.$B$6])/[.$B$6]*100" office:value-type="float" office:value="-0.124843945068666" calcext:value-type="float">
            <text:p>-0.124843945068666</text:p>
          </table:table-cell>
          <table:table-cell table:number-columns-repeated="5"/>
        </table:table-row>
        <table:table-row table:style-name="ro1">
          <table:table-cell table:style-name="ce2" table:number-columns-repeated="7"/>
          <table:table-cell/>
          <table:table-cell table:style-name="ce2" office:value-type="string" calcext:value-type="string">
            <text:p>|</text:p>
          </table:table-cell>
          <table:table-cell table:style-name="ce2" table:number-columns-repeated="16"/>
        </table:table-row>
        <table:table-row table:style-name="ro1">
          <table:table-cell table:style-name="ce2"/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 FB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 <text:s text:c="2"/>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11" table:formula="of:=[.B45]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2"/>
          <table:table-cell table:style-name="ce2" office:value-type="string" calcext:value-type="string">
            <text:p>|</text:p>
          </table:table-cell>
          <table:table-cell table:style-name="ce2"/>
          <table:table-cell table:style-name="ce2" office:value-type="string" calcext:value-type="string">
            <text:p>|</text:p>
          </table:table-cell>
          <table:table-cell table:style-name="ce2" table:number-columns-repeated="14"/>
        </table:table-row>
        <table:table-row table:style-name="ro1">
          <table:table-cell table:style-name="ce2" office:value-type="string" calcext:value-type="string">
            <text:p>Sample (v)</text:p>
          </table:table-cell>
          <table:table-cell table:style-name="ce2" table:formula="of:=[.B43]" office:value-type="float" office:value="1.65" calcext:value-type="float">
            <text:p>1.65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E52]*([.B51]/[.C52]+[.B54]/[.C55])" office:value-type="float" office:value="-0" calcext:value-type="float">
            <text:p>0</text:p>
          </table:table-cell>
          <table:table-cell table:style-name="ce2" office:value-type="string" calcext:value-type="string">
            <text:p>------</text:p>
          </table:table-cell>
          <table:table-cell table:style-name="ce2" office:value-type="string" calcext:value-type="string">
            <text:p>---&lt;R&gt;---</text:p>
          </table:table-cell>
          <table:table-cell table:style-name="ce2" office:value-type="string" calcext:value-type="string">
            <text:p>----|----</text:p>
          </table:table-cell>
          <table:table-cell table:style-name="ce2" office:value-type="string" calcext:value-type="string">
            <text:p>INV AMP</text:p>
          </table:table-cell>
          <table:table-cell table:style-name="ce2" table:formula="of:=-[.J52]*([.G48]/[.H49]+[.G51]/[.H52]+[.F54]/[.H55])" office:value-type="float" office:value="5" calcext:value-type="float">
            <text:p>5</text:p>
          </table:table-cell>
          <table:table-cell table:style-name="ce2" office:value-type="string" calcext:value-type="string">
            <text:p>(Output)</text:p>
          </table:table-cell>
          <table:table-cell table:number-columns-repeated="12"/>
          <table:table-cell table:style-name="ce2"/>
        </table:table-row>
        <table:table-row table:style-name="ro1">
          <table:table-cell table:style-name="ce2" table:number-columns-repeated="2"/>
          <table:table-cell table:style-name="ce2" office:value-type="float" office:value="3.3" calcext:value-type="float">
            <text:p>3.3</text:p>
          </table:table-cell>
          <table:table-cell table:style-name="ce2" table:number-columns-repeated="2"/>
          <table:table-cell/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/>
          <table:table-cell table:style-name="ce2"/>
          <table:table-cell table:number-columns-repeated="12"/>
          <table:table-cell table:style-name="ce2"/>
        </table:table-row>
        <table:table-row table:style-name="ro1">
          <table:table-cell/>
          <table:table-cell table:style-name="ce2" table:number-columns-repeated="2"/>
          <table:table-cell table:number-columns-repeated="21"/>
          <table:table-cell table:style-name="ce2"/>
        </table:table-row>
        <table:table-row table:style-name="ro1" table:number-rows-repeated="4">
          <table:table-cell table:number-columns-repeated="24"/>
          <table:table-cell table:style-name="ce2"/>
        </table:table-row>
        <table:table-row table:style-name="ro1" table:number-rows-repeated="2">
          <table:table-cell table:number-columns-repeated="12"/>
          <table:table-cell table:style-name="ce2" table:number-columns-repeated="13"/>
        </table:table-row>
        <table:table-row table:style-name="ro1" table:number-rows-repeated="2">
          <table:table-cell table:number-columns-repeated="6"/>
          <table:table-cell table:style-name="ce2" table:number-columns-repeated="19"/>
        </table:table-row>
        <table:table-row table:style-name="ro1" table:number-rows-repeated="2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15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  <table:table-cell table:style-name="ce2" table:number-columns-repeated="6"/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2" table:number-columns-repeated="10"/>
          <table:table-cell table:number-columns-repeated="9"/>
        </table:table-row>
        <table:table-row table:style-name="ro1">
          <table:table-cell/>
          <table:table-cell table:style-name="ce2" table:number-columns-repeated="15"/>
          <table:table-cell table:number-columns-repeated="9"/>
        </table:table-row>
        <calcext:conditional-formats>
          <calcext:conditional-format calcext:target-range-address="Sheet1.C36:Sheet1.C36 Sheet1.C42:Sheet1.C44 Sheet1.C20:Sheet1.C21">
            <calcext:condition calcext:apply-style-name="Good" calcext:value="=&quot;OK&quot;" calcext:base-cell-address="Sheet1.C20"/>
            <calcext:condition calcext:apply-style-name="Bad" calcext:value="=&quot;RANGE ERR&quot;" calcext:base-cell-address="Sheet1.C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23:34:22.1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2.1$Windows_X86_64 LibreOffice_project/56f7684011345957bbf33a7ee678afaf4d2ba333</meta:generator>
    <dc:date>2023-11-06T00:52:46.361000000</dc:date>
    <meta:editing-duration>P1DT17H21M10S</meta:editing-duration>
    <meta:editing-cycles>22</meta:editing-cycles>
    <meta:document-statistic meta:table-count="1" meta:cell-count="408" meta:object-count="0"/>
  </office:meta>
</office:document-meta>
</file>